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ditionals &amp; Control</text:p>
      <text:p text:style-name="Standard">if (condition)</text:p>
      <text:p text:style-name="Standard">{</text:p>
      <text:p text:style-name="Standard"><text:tab/>statements</text:p>
      <text:p text:style-name="Standard">}</text:p>
      <text:p text:style-name="Standard">if (condition)</text:p>
      <text:p text:style-name="Standard">{</text:p>
      <text:p text:style-name="Standard"><text:tab/>statements</text:p>
      <text:p text:style-name="Standard">}</text:p>
      <text:p text:style-name="Standard">else</text:p>
      <text:p text:style-name="Standard">{</text:p>
      <text:p text:style-name="Standard"><text:tab/>statements</text:p>
      <text:p text:style-name="Standard">}</text:p>
      <text:p text:style-name="Standard"/>
      <text:p text:style-name="Standard">/* use braces or deal with the dangling else</text:p>
      <text:p text:style-name="Standard"/>
      <text:p text:style-name="Standard">if (7&lt;6)</text:p>
      <text:p text:style-name="Standard"><text:tab/>if (4&lt;5)</text:p>
      <text:p text:style-name="Standard"><text:tab/><text:tab/>cout &lt;&lt; “Good”;</text:p>
      <text:p text:style-name="Standard"><text:tab/>else</text:p>
      <text:p text:style-name="Standard"><text:tab/><text:tab/>cout &lt;&lt; “Bad”;</text:p>
      <text:p text:style-name="Standard"/>
      <text:p text:style-name="Standard">find roots of ax^2+bx+c=0</text:p>
      <text:p text:style-name="Standard">case 1 a=0</text:p>
      <text:p text:style-name="Standard">case 2 complex b^2 &lt; 4ac</text:p>
      <text:p text:style-name="Standard">case 3 no problems</text:p>
      <text:p text:style-name="Standard"/>
      <text:p text:style-name="Standard">double a=0, b=0, c=0, root=0;</text:p>
      <text:p text:style-name="Standard">cout &lt;&lt; “please enter a, b, and c”;</text:p>
      <text:p text:style-name="Standard">cin &gt;&gt; a &gt;&gt; b &gt;&gt; c;</text:p>
      <text:p text:style-name="Standard"/>
      <text:p text:style-name="Standard">if (a == 0)</text:p>
      <text:p text:style-name="Standard">{</text:p>
      <text:p text:style-name="Standard"><text:tab/>if (b != 0)</text:p>
      <text:p text:style-name="Standard"><text:tab/>{</text:p>
      <text:p text:style-name="Standard"><text:tab/><text:tab/>double root = (-c)/b;</text:p>
      <text:p text:style-name="Standard"><text:tab/><text:tab/>cout &lt;&lt; root;</text:p>
      <text:p text:style-name="Standard"><text:tab/>}</text:p>
      <text:p text:style-name="Standard">}</text:p>
      <text:p text:style-name="Standard">else // a != 0</text:p>
      <text:p text:style-name="Standard">{</text:p>
      <text:p text:style-name="Standard"><text:tab/>if ((b*b-4*a*c) &lt; 0)</text:p>
      <text:p text:style-name="Standard"><text:tab/>{</text:p>
      <text:p text:style-name="Standard"><text:tab/><text:tab/>cout &lt;&lt; “complex roots” &lt;&lt; “see ya”;</text:p>
      <text:p text:style-name="Standard"><text:tab/>}</text:p>
      <text:p text:style-name="Standard"><text:tab/>else</text:p>
      <text:p text:style-name="Standard"><text:tab/>{</text:p>
      <text:p text:style-name="Standard"><text:tab/><text:tab/>double root = (-b + sqrt(b*b-4*a*c)) / (2*a);</text:p>
      <text:p text:style-name="Standard"><text:tab/><text:tab/>double root2 = (-b – sqrt(b*b-4*a*c)) / (2*a);</text:p>
      <text:p text:style-name="Standard"><text:soft-page-break/><text:tab/>}</text:p>
      <text:p text:style-name="Standard">}</text:p>
      <text:p text:style-name="Standard"/>
      <text:p text:style-name="Standard">Loops</text:p>
      <text:p text:style-name="Standard"/>
      <text:p text:style-name="Standard">int n;</text:p>
      <text:p text:style-name="Standard">cout &lt;&lt; “input n”;</text:p>
      <text:p text:style-name="Standard">cin &gt;&gt; n;</text:p>
      <text:p text:style-name="Standard">int i=1;</text:p>
      <text:p text:style-name="Standard">long answer = 1;</text:p>
      <text:p text:style-name="Standard"/>
      <text:p text:style-name="Standard">while (i &lt;= n)</text:p>
      <text:p text:style-name="Standard">{</text:p>
      <text:p text:style-name="Standard"><text:tab/>answer *= i; // answer = answer * i</text:p>
      <text:p text:style-name="Standard"><text:tab/>i++; // i = i+1</text:p>
      <text:p text:style-name="Standard">}</text:p>
      <text:p text:style-name="Standard">cout &lt;&lt; answer;</text:p>
      <text:p text:style-name="Standard"/>
      <text:p text:style-name="Standard">invariant</text:p>
      <text:p text:style-name="Standard"/>
      <text:p text:style-name="Standard">for loop</text:p>
      <text:p text:style-name="Standard"/>
      <text:p text:style-name="Standard">int n; </text:p>
      <text:p text:style-name="Standard">cout &lt;&lt; “input n”;</text:p>
      <text:p text:style-name="Standard">c in &gt;&gt; n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ry Cook</meta:initial-creator>
    <meta:creation-date>2010-09-30T12:07:24.79</meta:creation-date>
    <dc:date>2010-09-30T12:48:04.61</dc:date>
    <dc:creator>Cory Cook</dc:creator>
    <meta:editing-duration>PT00H23M35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2" meta:paragraph-count="63" meta:word-count="191" meta:character-count="799"/>
  </office:meta>
</office:document-meta>
</file>